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rsid="001435ed" officeooo:paragraph-rsid="001435ed" style:font-weight-asian="bold" style:font-weight-complex="bold"/>
    </style:style>
    <style:style style:name="P2" style:family="paragraph" style:parent-style-name="Standard">
      <style:text-properties style:font-name="Arial" fo:font-weight="bold" officeooo:rsid="001435ed" officeooo:paragraph-rsid="00185a4b" style:font-weight-asian="bold" style:font-weight-complex="bold"/>
    </style:style>
    <style:style style:name="P3" style:family="paragraph" style:parent-style-name="Standard">
      <style:text-properties style:font-name="Arial" fo:font-weight="bold" officeooo:rsid="002f1fb1" officeooo:paragraph-rsid="002f1fb1" style:font-weight-asian="bold" style:font-weight-complex="bold"/>
    </style:style>
    <style:style style:name="P4" style:family="paragraph" style:parent-style-name="Standard">
      <style:text-properties style:font-name="Arial" fo:font-style="italic" fo:font-weight="normal" officeooo:rsid="001435ed" officeooo:paragraph-rsid="001435ed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style:font-name="Arial" fo:font-weight="normal" officeooo:rsid="001435ed" officeooo:paragraph-rsid="00165fa5" style:font-weight-asian="normal" style:font-weight-complex="normal"/>
    </style:style>
    <style:style style:name="P6" style:family="paragraph" style:parent-style-name="Standard">
      <style:text-properties style:font-name="Arial" fo:font-weight="normal" officeooo:rsid="001435ed" officeooo:paragraph-rsid="001435ed" style:font-weight-asian="normal" style:font-weight-complex="normal"/>
    </style:style>
    <style:style style:name="P7" style:family="paragraph" style:parent-style-name="Standard">
      <style:text-properties style:font-name="Arial" fo:font-weight="normal" officeooo:rsid="00165fa5" officeooo:paragraph-rsid="00165fa5" style:font-weight-asian="normal" style:font-weight-complex="normal"/>
    </style:style>
    <style:style style:name="P8" style:family="paragraph" style:parent-style-name="Standard">
      <style:text-properties style:font-name="Arial" fo:font-weight="normal" officeooo:rsid="0018fb3b" officeooo:paragraph-rsid="0018fb3b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18010e" officeooo:paragraph-rsid="0018010e" style:font-weight-asian="normal" style:font-weight-complex="normal"/>
    </style:style>
    <style:style style:name="P10" style:family="paragraph" style:parent-style-name="Standard">
      <style:text-properties style:font-name="Arial" fo:font-weight="normal" officeooo:rsid="0018010e" officeooo:paragraph-rsid="00238d64" style:font-weight-asian="normal" style:font-weight-complex="normal"/>
    </style:style>
    <style:style style:name="P11" style:family="paragraph" style:parent-style-name="Standard">
      <style:text-properties style:font-name="Arial" fo:font-weight="normal" officeooo:rsid="0018010e" officeooo:paragraph-rsid="0018fb3b" style:font-weight-asian="normal" style:font-weight-complex="normal"/>
    </style:style>
    <style:style style:name="P12" style:family="paragraph" style:parent-style-name="Standard">
      <style:text-properties style:font-name="Arial" fo:font-weight="normal" officeooo:rsid="0035e8c6" officeooo:paragraph-rsid="0035e8c6" style:font-weight-asian="normal" style:font-weight-complex="normal"/>
    </style:style>
    <style:style style:name="P13" style:family="paragraph" style:parent-style-name="Standard">
      <style:text-properties style:font-name="Arial" fo:font-weight="normal" officeooo:rsid="003662ff" officeooo:paragraph-rsid="003662ff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e8138" officeooo:paragraph-rsid="001435ed" style:font-weight-asian="bold" style:font-weight-complex="bold"/>
    </style:style>
    <style:style style:name="P15" style:family="paragraph" style:parent-style-name="Standard">
      <style:text-properties officeooo:rsid="00165fa5" officeooo:paragraph-rsid="00165fa5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style:font-name="Arial" fo:font-weight="bold" officeooo:rsid="001435ed" officeooo:paragraph-rsid="001435ed" style:font-weight-asian="bold" style:font-weight-complex="bold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style:font-name="Arial" fo:font-weight="bold" officeooo:rsid="00165fa5" officeooo:paragraph-rsid="00165fa5" style:font-weight-asian="bold" style:font-weight-complex="bold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style:font-name="Arial" fo:font-weight="normal" officeooo:rsid="001435ed" officeooo:paragraph-rsid="001435ed" style:font-weight-asian="normal" style:font-weight-complex="normal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style:font-name="Arial" fo:font-weight="normal" officeooo:rsid="00165fa5" officeooo:paragraph-rsid="00165fa5" style:font-weight-asian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Arial" fo:font-weight="bold" officeooo:rsid="001435ed" officeooo:paragraph-rsid="001435ed" style:font-weight-asian="bold" style:font-weight-complex="bold"/>
    </style:style>
    <style:style style:name="P21" style:family="paragraph" style:parent-style-name="Standard" style:list-style-name="L1">
      <style:text-properties officeooo:paragraph-rsid="003af598"/>
    </style:style>
    <style:style style:name="P22" style:family="paragraph" style:parent-style-name="Standard" style:list-style-name="L1">
      <style:text-properties style:font-name="Arial" fo:font-weight="bold" officeooo:rsid="001435ed" officeooo:paragraph-rsid="003af598" style:font-weight-asian="bold" style:font-weight-complex="bold"/>
    </style:style>
    <style:style style:name="P23" style:family="paragraph" style:parent-style-name="Standard" style:list-style-name="L1">
      <style:text-properties style:font-name="Arial" fo:font-weight="bold" officeooo:rsid="0015ccb5" officeooo:paragraph-rsid="003af598" style:font-weight-asian="bold" style:font-weight-complex="bold"/>
    </style:style>
    <style:style style:name="P24" style:family="paragraph" style:parent-style-name="Standard" style:list-style-name="L2">
      <style:text-properties style:font-name="Arial" fo:font-weight="bold" officeooo:rsid="00165fa5" officeooo:paragraph-rsid="00238d64" style:font-weight-asian="bold" style:font-weight-complex="bold"/>
    </style:style>
    <style:style style:name="P25" style:family="paragraph" style:parent-style-name="Standard" style:list-style-name="L2">
      <style:text-properties style:font-name="Arial" fo:font-weight="bold" officeooo:rsid="00165fa5" officeooo:paragraph-rsid="002420ef" style:font-weight-asian="bold" style:font-weight-complex="bold"/>
    </style:style>
    <style:style style:name="P26" style:family="paragraph" style:parent-style-name="Standard" style:list-style-name="L1">
      <style:text-properties style:font-name="Arial" fo:font-weight="normal" officeooo:rsid="001435ed" officeooo:paragraph-rsid="003af598" style:font-weight-asian="normal" style:font-weight-complex="normal"/>
    </style:style>
    <style:style style:name="P27" style:family="paragraph" style:parent-style-name="Standard" style:list-style-name="L1">
      <style:text-properties style:font-name="Arial" fo:font-weight="normal" officeooo:rsid="0015ccb5" officeooo:paragraph-rsid="0015ccb5" style:font-weight-asian="normal" style:font-weight-complex="normal"/>
    </style:style>
    <style:style style:name="P28" style:family="paragraph" style:parent-style-name="Standard" style:list-style-name="L1">
      <style:text-properties style:font-name="Arial" fo:font-weight="normal" officeooo:rsid="0015ccb5" officeooo:paragraph-rsid="003af598" style:font-weight-asian="normal" style:font-weight-complex="normal"/>
    </style:style>
    <style:style style:name="P29" style:family="paragraph" style:parent-style-name="Standard" style:list-style-name="L1">
      <style:text-properties style:font-name="Arial" fo:font-weight="normal" officeooo:rsid="0019029c" officeooo:paragraph-rsid="003af598" style:font-weight-asian="normal" style:font-weight-complex="normal"/>
    </style:style>
    <style:style style:name="P30" style:family="paragraph" style:parent-style-name="Standard" style:list-style-name="L3">
      <style:text-properties style:font-name="Arial" fo:font-weight="normal" officeooo:rsid="001b846d" officeooo:paragraph-rsid="001b846d" style:font-weight-asian="normal" style:font-weight-complex="normal"/>
    </style:style>
    <style:style style:name="P31" style:family="paragraph" style:parent-style-name="Standard">
      <style:text-properties style:font-name="Arial" fo:font-weight="normal" officeooo:rsid="001b846d" officeooo:paragraph-rsid="001b846d" style:font-weight-asian="normal" style:font-weight-complex="normal"/>
    </style:style>
    <style:style style:name="P32" style:family="paragraph" style:parent-style-name="Standard" style:list-style-name="L3">
      <style:text-properties style:font-name="Arial" fo:font-weight="normal" officeooo:rsid="00407958" officeooo:paragraph-rsid="00407958" style:font-weight-asian="normal" style:font-weight-complex="normal"/>
    </style:style>
    <style:style style:name="P33" style:family="paragraph" style:parent-style-name="Standard" style:list-style-name="L3">
      <style:text-properties fo:color="#ff3333" style:font-name="Arial" fo:font-weight="normal" officeooo:rsid="002c2d97" officeooo:paragraph-rsid="001b846d" style:font-weight-asian="normal" style:font-weight-complex="normal"/>
    </style:style>
    <style:style style:name="P34" style:family="paragraph" style:parent-style-name="Standard">
      <style:paragraph-properties fo:margin-left="1.251cm" fo:margin-right="0cm" fo:text-indent="0cm" style:auto-text-indent="false"/>
      <style:text-properties style:font-name="Arial" fo:font-weight="bold" officeooo:rsid="001435ed" officeooo:paragraph-rsid="001435ed" style:font-weight-asian="bold" style:font-weight-complex="bold"/>
    </style:style>
    <style:style style:name="P35" style:family="paragraph" style:parent-style-name="Standard">
      <style:paragraph-properties fo:margin-left="1.251cm" fo:margin-right="0cm" fo:text-indent="0cm" style:auto-text-indent="false"/>
      <style:text-properties style:font-name="Arial" fo:font-weight="normal" officeooo:rsid="0019029c" officeooo:paragraph-rsid="0019029c" style:font-weight-asian="normal" style:font-weight-complex="normal"/>
    </style:style>
    <style:style style:name="P36" style:family="paragraph" style:parent-style-name="Standard">
      <style:paragraph-properties fo:margin-left="1.251cm" fo:margin-right="0cm" fo:text-indent="0cm" style:auto-text-indent="false"/>
      <style:text-properties style:font-name="Arial" fo:font-weight="bold" officeooo:rsid="001435ed" officeooo:paragraph-rsid="00407958" style:font-weight-asian="bold" style:font-weight-complex="bold"/>
    </style:style>
    <style:style style:name="P37" style:family="paragraph" style:parent-style-name="Standard">
      <style:paragraph-properties fo:margin-left="1.251cm" fo:margin-right="0cm" fo:text-indent="0cm" style:auto-text-indent="false"/>
      <style:text-properties style:font-name="Arial" fo:font-weight="bold" officeooo:rsid="00408357" officeooo:paragraph-rsid="00408357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ccb5" style:font-weight-asian="normal" style:font-weight-complex="normal"/>
    </style:style>
    <style:style style:name="T3" style:family="text">
      <style:text-properties fo:font-weight="normal" officeooo:rsid="00165fa5" style:font-weight-asian="normal" style:font-weight-complex="normal"/>
    </style:style>
    <style:style style:name="T4" style:family="text">
      <style:text-properties fo:font-weight="normal" officeooo:rsid="0018010e" style:font-weight-asian="normal" style:font-weight-complex="normal"/>
    </style:style>
    <style:style style:name="T5" style:family="text">
      <style:text-properties fo:font-weight="normal" officeooo:rsid="00207c40" style:font-weight-asian="normal" style:font-weight-complex="normal"/>
    </style:style>
    <style:style style:name="T6" style:family="text">
      <style:text-properties fo:font-weight="normal" officeooo:rsid="00407958" style:font-weight-asian="normal" style:font-weight-complex="normal"/>
    </style:style>
    <style:style style:name="T7" style:family="text">
      <style:text-properties fo:font-weight="normal" officeooo:rsid="0041aefc" style:font-weight-asian="normal" style:font-weight-complex="normal"/>
    </style:style>
    <style:style style:name="T8" style:family="text">
      <style:text-properties style:font-name="Arial" fo:font-weight="normal" style:font-weight-asian="normal" style:font-weight-complex="normal"/>
    </style:style>
    <style:style style:name="T9" style:family="text">
      <style:text-properties style:font-name="Arial" fo:font-weight="normal" officeooo:rsid="001435ed" style:font-weight-asian="normal" style:font-weight-complex="normal"/>
    </style:style>
    <style:style style:name="T10" style:family="text">
      <style:text-properties style:font-name="Arial" fo:font-weight="normal" officeooo:rsid="00238d64" style:font-weight-asian="normal" style:font-weight-complex="normal"/>
    </style:style>
    <style:style style:name="T11" style:family="text">
      <style:text-properties style:font-name="Arial" fo:font-weight="normal" officeooo:rsid="00165fa5" style:font-weight-asian="normal" style:font-weight-complex="normal"/>
    </style:style>
    <style:style style:name="T12" style:family="text">
      <style:text-properties style:font-name="Arial" fo:font-weight="normal" officeooo:rsid="0039fcf7" style:font-weight-asian="normal" style:font-weight-complex="normal"/>
    </style:style>
    <style:style style:name="T13" style:family="text">
      <style:text-properties officeooo:rsid="0018010e"/>
    </style:style>
    <style:style style:name="T14" style:family="text">
      <style:text-properties fo:font-style="italic" fo:font-weight="normal" officeooo:rsid="00238d64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2420ef" style:font-style-asian="italic" style:font-weight-asian="normal" style:font-style-complex="italic" style:font-weight-complex="normal"/>
    </style:style>
    <style:style style:name="T16" style:family="text">
      <style:text-properties officeooo:rsid="00185a4b"/>
    </style:style>
    <style:style style:name="T17" style:family="text">
      <style:text-properties officeooo:rsid="001d26c8"/>
    </style:style>
    <style:style style:name="T18" style:family="text">
      <style:text-properties officeooo:rsid="00238d64"/>
    </style:style>
    <style:style style:name="T19" style:family="text">
      <style:text-properties officeooo:rsid="00254abf"/>
    </style:style>
    <style:style style:name="T20" style:family="text">
      <style:text-properties officeooo:rsid="002b0805"/>
    </style:style>
    <style:style style:name="T21" style:family="text">
      <style:text-properties officeooo:rsid="0034bb7f"/>
    </style:style>
    <style:style style:name="T22" style:family="text">
      <style:text-properties officeooo:rsid="003af598"/>
    </style:style>
    <style:style style:name="T23" style:family="text">
      <style:text-properties officeooo:rsid="003d185d"/>
    </style:style>
    <style:style style:name="T24" style:family="text">
      <style:text-properties officeooo:rsid="0040795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STREAM <text:span text:style-name="T24">2</text:span> PROJECT – User Experience</text:p>
      <text:p text:style-name="P1"/>
      <text:p text:style-name="P13">This may seem overkill for such a small site, but it serves as an illustration of awareness that a structured approach needs to be taken with Web Development projects, and the ability to step through one of those approaches and apply it to a real life example.</text:p>
      <text:p text:style-name="P3"/>
      <text:p text:style-name="P1">Strategy:</text:p>
      <text:p text:style-name="P4">Business/Website goals drive who is going to use it and where it is going to be used, it is this that develops strategy.</text:p>
      <text:p text:style-name="P4"/>
      <text:p text:style-name="P16">Website Goals:</text:p>
      <text:p text:style-name="P16"><text:span text:style-name="T1">To show my competency in developing a basis websites </text:span><text:span text:style-name="T3">to future employers</text:span></text:p>
      <text:p text:style-name="P19"/>
      <text:p text:style-name="P17"><text:span text:style-name="T3">T</text:span><text:span text:style-name="T1">o show my competency to the examination board </text:span><text:span text:style-name="T5">(via their marking criteria)</text:span><text:span text:style-name="T1">.</text:span></text:p>
      <text:p text:style-name="P18"/>
      <text:p text:style-name="P18">To show/explain good practice has been followed, <text:span text:style-name="T22">such as</text:span>:</text:p>
      <text:list xml:id="list1665662850200028286" text:style-name="L1">
        <text:list-item>
          <text:p text:style-name="P22">Design</text:p>
          <text:list>
            <text:list-item>
              <text:p text:style-name="P26">Garrets Elements of UX Stack</text:p>
            </text:list-item>
            <text:list-item>
              <text:p text:style-name="P21"><text:span text:style-name="T11">Usability Heuristics </text:span><text:span text:style-name="T12">(where applicable)</text:span></text:p>
            </text:list-item>
          </text:list>
          <text:p text:style-name="P27"/>
        </text:list-item>
        <text:list-item>
          <text:p text:style-name="P23">Coding:</text:p>
          <text:list>
            <text:list-item>
              <text:p text:style-name="P23"><text:span text:style-name="T1">W3C HTML/CSS </text:span><text:span text:style-name="T3">compliant</text:span></text:p>
            </text:list-item>
            <text:list-item>
              <text:p text:style-name="P29">Cross browser compatibility (HTML/CSS/JS)</text:p>
            </text:list-item>
            <text:list-item>
              <text:p text:style-name="P27">Semantic MarkUp</text:p>
            </text:list-item>
            <text:list-item>
              <text:p text:style-name="P27">Modular Coding</text:p>
            </text:list-item>
            <text:list-item>
              <text:p text:style-name="P28">Scripts at bottom of <text:span text:style-name="T23">b</text:span>ody</text:p>
            </text:list-item>
            <text:list-item>
              <text:p text:style-name="P28">External CSS/JS and JS in scripts folder </text:p>
            </text:list-item>
          </text:list>
        </text:list-item>
      </text:list>
      <text:p text:style-name="P35"/>
      <text:p text:style-name="P36"><text:span text:style-name="T1">To showcase </text:span><text:span text:style-name="T6">ability to </text:span><text:span text:style-name="T7">create an interactive dashboard </text:span><text:span text:style-name="T6">us</text:span><text:span text:style-name="T7">ing</text:span><text:span text:style-name="T6"> D3.js, Crossfilter and DC.js</text:span></text:p>
      <text:p text:style-name="P36"><text:span text:style-name="T6"/></text:p>
      <text:p text:style-name="P37"><text:span text:style-name="T6">T</text:span><text:span text:style-name="T1">o showcase my ability to use Flask.</text:span></text:p>
      <text:p text:style-name="P35"/>
      <text:p text:style-name="P16"><text:span text:style-name="T1">To showcase on</text:span><text:span text:style-name="T2">e</text:span><text:span text:style-name="T1"> of my interests </text:span><text:span text:style-name="T6">football, especially my amazement at how much money is involved!</text:span></text:p>
      <text:p text:style-name="P6"/>
      <text:p text:style-name="P20"><text:span text:style-name="T13"><text:tab/>W</text:span>ho is going to be using it?</text:p>
      <text:p text:style-name="P7"><text:tab/>Exam board <text:span text:style-name="T17">(for Certificate)</text:span></text:p>
      <text:p text:style-name="P15"><text:span text:style-name="T8"><text:tab/>Prospective/</text:span><text:span text:style-name="T9">F</text:span><text:span text:style-name="T8">uture free portfolio builders (charities or good causes)</text:span></text:p>
      <text:p text:style-name="P15"><text:span text:style-name="T8"><text:tab/>Prospective/</text:span><text:span text:style-name="T9">F</text:span><text:span text:style-name="T8">uture Employers</text:span></text:p>
      <text:p text:style-name="P15"><text:span text:style-name="T8"><text:tab/></text:span><text:span text:style-name="T10">Friends/Family</text:span></text:p>
      <text:p text:style-name="P5"/>
      <text:p text:style-name="P20"><text:tab/>Where will it be used?</text:p>
      <text:list xml:id="list5207250081147664372" text:style-name="L2">
        <text:list-item>
          <text:p text:style-name="P24">Mobile phone<text:span text:style-name="T1"> –</text:span><text:span text:style-name="T4"> </text:span><text:span text:style-name="T14">Friends/Family, viewing in social context with them, exam board for assessment purposes (i.e mobile friendly design).</text:span></text:p>
        </text:list-item>
        <text:list-item>
          <text:p text:style-name="P25">Tablet<text:span text:style-name="T1"> –</text:span><text:span text:style-name="T4"> </text:span><text:span text:style-name="T14">Friends/Family viewing in home context, some employers </text:span><text:span text:style-name="T15">might</text:span><text:span text:style-name="T14"> use tablets for profile/portfolio browsing, </text:span><text:span text:style-name="T15">e</text:span><text:span text:style-name="T14">xam board for assessment purposes (i.e tablet friendly design) </text:span><text:span text:style-name="T15">and potentially </text:span><text:span text:style-name="T14">charities </text:span><text:span text:style-name="T15">for portfolio review.</text:span></text:p>
        </text:list-item>
        <text:list-item>
          <text:p text:style-name="P24">Laptop/<text:span text:style-name="T18">Desktop</text:span><text:span text:style-name="T1"> –</text:span><text:span text:style-name="T4"> </text:span><text:span text:style-name="T14">Employers for profile/portfolio browsing, charities for portfolio review, exam board for assessment purposes, </text:span><text:span text:style-name="T15">possibly friends/family for home viewing.</text:span></text:p>
        </text:list-item>
      </text:list>
      <text:p text:style-name="P10"><text:soft-page-break/></text:p>
      <text:p text:style-name="P2"><text:span text:style-name="T16">User task-centric </text:span>Scope:</text:p>
      <text:p text:style-name="P8">What tasks will the users wa<text:span text:style-name="T19">n</text:span>t to be able to do?</text:p>
      <text:list xml:id="list452306790796983643" text:style-name="L3">
        <text:list-item>
          <text:p text:style-name="P32">They will want to understand what the data is showing</text:p>
        </text:list-item>
        <text:list-item>
          <text:p text:style-name="P32">They will want to see information clearly laid out in a logical manner</text:p>
        </text:list-item>
        <text:list-item>
          <text:p text:style-name="P32">They will want to be able to interact with the data and see the impact of applying the different filters.</text:p>
        </text:list-item>
        <text:list-item>
          <text:p text:style-name="P30">Browse</text:p>
          <text:list>
            <text:list-item>
              <text:p text:style-name="P30">Navigate Site <text:span text:style-name="T21">(no need, too small for breadcrumb or site map)</text:span></text:p>
            </text:list-item>
          </text:list>
        </text:list-item>
      </text:list>
      <text:p text:style-name="P31"/>
      <text:list xml:id="list81924023194125" text:continue-numbering="true" text:style-name="L3">
        <text:list-header>
          <text:p text:style-name="P33"/>
        </text:list-header>
      </text:list>
      <text:p text:style-name="P11"/>
      <text:p text:style-name="P1">Structure:</text:p>
      <text:p text:style-name="P12">The structure of the site was clear as it is of such small size.</text:p>
      <text:p text:style-name="P9"/>
      <text:p text:style-name="P1">Skeleton:</text:p>
      <text:p text:style-name="P12">The page skeletons were wireframed on <text:a xlink:type="simple" xlink:href="https://www.gliffy.com/go/html5/11867497" text:style-name="Internet_20_link" text:visited-style-name="Visited_20_Internet_20_Link">https://www.gliffy.com/</text:a></text:p>
      <text:p text:style-name="P9"/>
      <text:p text:style-name="P1">Surface:</text:p>
      <text:p text:style-name="P12">This can be seen as you browse the site</text:p>
      <text:p text:style-name="P9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09:08:09.140000000</meta:creation-date>
    <meta:generator>LibreOffice/5.2.5.1$Windows_x86 LibreOffice_project/0312e1a284a7d50ca85a365c316c7abbf20a4d22</meta:generator>
    <dc:date>2017-06-15T08:19:21.971000000</dc:date>
    <meta:editing-duration>PT6H32M37S</meta:editing-duration>
    <meta:editing-cycles>39</meta:editing-cycles>
    <meta:document-statistic meta:table-count="0" meta:image-count="0" meta:object-count="0" meta:page-count="2" meta:paragraph-count="45" meta:word-count="396" meta:character-count="2399" meta:non-whitespace-character-count="2055"/>
  </office:meta>
</office:document-meta>
</file>